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style:font-name="Arial" style:font-name-complex="Arial"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1" style:parent-style-name="Standard" style:family="paragraph">
      <style:text-properties fo:font-size="6pt" style:font-size-asian="6pt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ListParagraph" style:list-style-name="WWNum3" style:family="paragraph">
      <style:paragraph-properties fo:margin-bottom="0.0694in" fo:line-height="100%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font-style="italic" style:font-style-asian="italic" style:font-style-complex="italic"/>
    </style:style>
    <style:style style:name="T35" style:parent-style-name="DefaultParagraphFont" style:family="text">
      <style:text-properties style:font-name="Times New Roman" fo:font-style="italic" style:font-style-asian="italic" style:font-style-complex="italic"/>
    </style:style>
    <style:style style:name="P36" style:parent-style-name="ListParagraph" style:list-style-name="WWNum3" style:family="paragraph">
      <style:paragraph-properties fo:margin-bottom="0.0694in" fo:line-height="100%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P38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ListParagraph" style:list-style-name="WWNum1" style:family="paragraph">
      <style:paragraph-properties fo:margin-bottom="0.0694in" fo:line-height="100%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 fo:font-size="12pt" style:font-size-asian="12pt"/>
    </style:style>
    <style:style style:name="T51" style:parent-style-name="DefaultParagraphFont" style:family="text">
      <style:text-properties style:font-name="Times New Roman" fo:font-size="12pt" style:font-size-asian="12pt"/>
    </style:style>
    <style:style style:name="T52" style:parent-style-name="DefaultParagraphFont" style:family="text">
      <style:text-properties style:font-name="Times New Roman" fo:font-size="12pt" style:font-size-asian="12pt"/>
    </style:style>
    <style:style style:name="T53" style:parent-style-name="DefaultParagraphFont" style:family="text">
      <style:text-properties style:font-name="Times New Roman" fo:font-size="12pt" style:font-size-asian="12pt"/>
    </style:style>
    <style:style style:name="T54" style:parent-style-name="DefaultParagraphFont" style:family="text">
      <style:text-properties style:font-name="Times New Roman" fo:font-size="12pt" style:font-size-asian="12pt"/>
    </style:style>
    <style:style style:name="T55" style:parent-style-name="DefaultParagraphFont" style:family="text">
      <style:text-properties style:font-name="Times New Roman" fo:font-size="12pt" style:font-size-asian="12pt"/>
    </style:style>
    <style:style style:name="T56" style:parent-style-name="DefaultParagraphFont" style:family="text">
      <style:text-properties style:font-name="Times New Roman" fo:font-style="italic" style:font-style-asian="italic"/>
    </style:style>
    <style:style style:name="P57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5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59" style:parent-style-name="Standard" style:family="paragraph">
      <style:text-properties fo:font-size="6pt" style:font-size-asian="6pt"/>
    </style:style>
    <style:style style:name="T6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7" style:parent-style-name="DefaultParagraphFont" style:family="text">
      <style:text-properties style:font-weight-complex="bold" fo:font-size="11pt" style:font-size-asian="11pt"/>
    </style:style>
    <style:style style:name="P78" style:parent-style-name="Standard" style:family="paragraph">
      <style:text-properties style:font-weight-complex="bold" fo:font-size="11pt" style:font-size-asian="11pt"/>
    </style:style>
    <style:style style:name="P79" style:parent-style-name="Standard" style:family="paragraph">
      <style:text-properties style:font-weight-complex="bold" fo:font-size="11pt" style:font-size-asian="11pt"/>
    </style:style>
    <style:style style:name="T8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8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9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9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92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93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94" style:parent-style-name="Standard" style:family="paragraph">
      <style:text-properties style:font-weight-complex="bold" style:font-style-complex="italic" fo:font-size="11pt" style:font-size-asian="11pt"/>
    </style:style>
    <style:style style:name="P95" style:parent-style-name="Standard" style:family="paragraph">
      <style:text-properties style:font-weight-complex="bold" style:font-style-complex="italic" fo:font-size="11pt" style:font-size-asian="11pt"/>
    </style:style>
    <style:style style:name="T9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8" style:parent-style-name="DefaultParagraphFont" style:family="text">
      <style:text-properties style:font-weight-complex="bold" style:font-style-complex="italic" fo:font-size="11pt" style:font-size-asian="11pt"/>
    </style:style>
    <style:style style:name="T99" style:parent-style-name="DefaultParagraphFont" style:family="text">
      <style:text-properties style:font-weight-complex="bold" style:font-style-complex="italic" fo:font-size="11pt" style:font-size-asian="11pt"/>
    </style:style>
    <style:style style:name="T100" style:parent-style-name="DefaultParagraphFont" style:family="text">
      <style:text-properties style:font-weight-complex="bold" style:font-style-complex="italic" fo:font-size="11pt" style:font-size-asian="11pt"/>
    </style:style>
    <style:style style:name="T101" style:parent-style-name="DefaultParagraphFont" style:family="text">
      <style:text-properties style:font-weight-complex="bold" style:font-style-complex="italic" fo:font-size="11pt" style:font-size-asian="11pt"/>
    </style:style>
    <style:style style:name="T102" style:parent-style-name="DefaultParagraphFont" style:family="text">
      <style:text-properties style:font-weight-complex="bold" style:font-style-complex="italic" fo:font-size="11pt" style:font-size-asian="11pt"/>
    </style:style>
    <style:style style:name="T103" style:parent-style-name="DefaultParagraphFont" style:family="text">
      <style:text-properties style:font-weight-complex="bold" style:font-style-complex="italic" fo:font-size="11pt" style:font-size-asian="11pt"/>
    </style:style>
    <style:style style:name="T104" style:parent-style-name="DefaultParagraphFont" style:family="text">
      <style:text-properties style:font-weight-complex="bold" style:font-style-complex="italic" fo:font-size="11pt" style:font-size-asian="11pt"/>
    </style:style>
    <style:style style:name="T105" style:parent-style-name="DefaultParagraphFont" style:family="text">
      <style:text-properties style:font-weight-complex="bold" style:font-style-complex="italic" fo:font-size="11pt" style:font-size-asian="11pt"/>
    </style:style>
    <style:style style:name="T106" style:parent-style-name="DefaultParagraphFont" style:family="text">
      <style:text-properties style:font-weight-complex="bold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08" style:parent-style-name="Standard" style:family="paragraph">
      <style:text-properties style:font-weight-complex="bold" style:font-style-complex="italic" fo:font-size="11pt" style:font-size-asian="11pt"/>
    </style:style>
    <style:style style:name="P109" style:parent-style-name="Standard" style:family="paragraph">
      <style:text-properties style:font-weight-complex="bold" style:font-style-complex="italic" fo:font-size="11pt" style:font-size-asian="11pt"/>
    </style:style>
    <style:style style:name="T11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2" style:parent-style-name="DefaultParagraphFont" style:family="text">
      <style:text-properties style:font-weight-complex="bold" fo:font-size="11pt" style:font-size-asian="11pt"/>
    </style:style>
    <style:style style:name="T11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4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5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T126" style:parent-style-name="DefaultParagraphFont" style:family="text">
      <style:text-properties style:font-weight-complex="bold" fo:font-size="11pt" style:font-size-asian="11pt"/>
    </style:style>
    <style:style style:name="T12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8" style:parent-style-name="DefaultParagraphFont" style:family="text">
      <style:text-properties style:font-weight-complex="bold" fo:font-size="11pt" style:font-size-asian="11pt"/>
    </style:style>
    <style:style style:name="T129" style:parent-style-name="DefaultParagraphFont" style:family="text">
      <style:text-properties style:font-weight-complex="bold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T13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39" style:parent-style-name="Standard" style:family="paragraph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ize="11pt" style:font-size-asian="11pt"/>
    </style:style>
    <style:style style:name="T141" style:parent-style-name="DefaultParagraphFont" style:family="text">
      <style:text-properties style:font-weight-complex="bold" style:text-position="super 63.6%" fo:font-size="11pt" style:font-size-asian="11pt"/>
    </style:style>
    <style:style style:name="T142" style:parent-style-name="DefaultParagraphFont" style:family="text">
      <style:text-properties style:font-weight-complex="bold" fo:font-size="11pt" style:font-size-asian="11pt"/>
    </style:style>
    <style:style style:name="T143" style:parent-style-name="DefaultParagraphFont" style:family="text">
      <style:text-properties style:font-weight-complex="bold" style:text-position="super 63.6%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4" style:parent-style-name="DefaultParagraphFont" style:family="text">
      <style:text-properties style:font-weight-complex="bold" fo:font-size="11pt" style:font-size-asian="11pt"/>
    </style:style>
    <style:style style:name="T175" style:parent-style-name="DefaultParagraphFont" style:family="text">
      <style:text-properties style:font-weight-complex="bold" fo:font-size="11pt" style:font-size-asian="11pt"/>
    </style:style>
    <style:style style:name="T176" style:parent-style-name="DefaultParagraphFont" style:family="text">
      <style:text-properties style:font-weight-complex="bold" fo:font-size="11pt" style:font-size-asian="11pt"/>
    </style:style>
    <style:style style:name="T177" style:parent-style-name="DefaultParagraphFont" style:family="text">
      <style:text-properties style:font-weight-complex="bold" fo:font-size="11pt" style:font-size-asian="11pt"/>
    </style:style>
    <style:style style:name="T178" style:parent-style-name="DefaultParagraphFont" style:family="text">
      <style:text-properties style:font-weight-complex="bold" fo:font-size="11pt" style:font-size-asian="11pt"/>
    </style:style>
    <style:style style:name="T179" style:parent-style-name="DefaultParagraphFont" style:family="text">
      <style:text-properties style:font-weight-complex="bold" fo:font-size="11pt" style:font-size-asian="11pt"/>
    </style:style>
    <style:style style:name="T180" style:parent-style-name="DefaultParagraphFont" style:family="text">
      <style:text-properties style:font-weight-complex="bold" fo:font-size="11pt" style:font-size-asian="11pt"/>
    </style:style>
    <style:style style:name="T18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3" style:parent-style-name="DefaultParagraphFont" style:family="text">
      <style:text-properties fo:font-style="italic" style:font-style-asian="italic" fo:font-size="11pt" style:font-size-asian="11pt"/>
    </style:style>
    <style:style style:name="T18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8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/>
      <style:text-properties fo:font-weight="bold" style:font-weight-asian="bold" fo:font-variant="small-caps" fo:font-size="14pt" style:font-size-asian="14pt" style:font-size-complex="14pt"/>
    </style:style>
    <style:style style:name="P189" style:parent-style-name="Standard" style:family="paragraph">
      <style:paragraph-properties fo:line-height="125%"/>
    </style:style>
    <style:style style:name="T19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98" style:parent-style-name="Standard" style:family="paragraph">
      <style:paragraph-properties fo:line-height="125%"/>
      <style:text-properties style:font-weight-complex="bold" fo:font-style="italic" style:font-style-asian="italic" fo:font-size="11pt" style:font-size-asian="11pt" style:font-size-complex="11pt"/>
    </style:style>
    <style:style style:name="P199" style:parent-style-name="Standard" style:family="paragraph">
      <style:paragraph-properties fo:line-height="125%"/>
    </style:style>
    <style:style style:name="T200" style:parent-style-name="DefaultParagraphFont" style:family="text">
      <style:text-properties style:font-weight-complex="bold" fo:font-size="11pt" style:font-size-asian="11pt" style:font-size-complex="11pt"/>
    </style:style>
    <style:style style:name="T201" style:parent-style-name="DefaultParagraphFont" style:family="text">
      <style:text-properties style:font-weight-complex="bold" fo:font-size="11pt" style:font-size-asian="11pt" style:font-size-complex="11pt"/>
    </style:style>
    <style:style style:name="T202" style:parent-style-name="DefaultParagraphFont" style:family="text">
      <style:text-properties style:font-weight-complex="bold" fo:font-size="11pt" style:font-size-asian="11pt" style:font-size-complex="11pt"/>
    </style:style>
    <style:style style:name="T203" style:parent-style-name="DefaultParagraphFont" style:family="text">
      <style:text-properties style:font-weight-complex="bold" fo:font-size="11pt" style:font-size-asian="11pt" style:font-size-complex="11pt"/>
    </style:style>
    <style:style style:name="T204" style:parent-style-name="DefaultParagraphFont" style:family="text">
      <style:text-properties style:font-weight-complex="bold" fo:font-size="11pt" style:font-size-asian="11pt" style:font-size-complex="11pt"/>
    </style:style>
    <style:style style:name="T205" style:parent-style-name="DefaultParagraphFont" style:family="text">
      <style:text-properties style:font-weight-complex="bold" fo:font-size="11pt" style:font-size-asian="11pt" style:font-size-complex="11pt"/>
    </style:style>
    <style:style style:name="T206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07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P208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09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0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1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2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3" style:parent-style-name="Framecontents" style:family="paragraph">
      <style:paragraph-properties fo:line-height="110%"/>
    </style:style>
    <style:style style:name="T214" style:parent-style-name="DefaultParagraphFont" style:family="text"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P11"/>
      <text:p text:style-name="Standard"><text:span text:style-name="T12">University of Wisconsin-Madison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text:s text:c="11"/></text:span><text:span text:style-name="T21"><text:tab/></text:span><text:span text:style-name="T22"><text:s/>Madison, WI</text:span></text:p>
      <text:list text:style-name="WWNum3">
        <text:list-item>
          <text:p text:style-name="P23"><text:span text:style-name="T24">Bachelor of Science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2"/>Sept. 2017–May<text:s/></text:span><text:span text:style-name="T35">2020</text:span></text:p>
          <text:list text:continue-numbering="true">
            <text:list-item>
              <text:p text:style-name="P36"><text:span text:style-name="T37">GPA: 3.82</text:span></text:p>
            </text:list-item>
          </text:list>
        </text:list-item>
        <text:list-item>
          <text:p text:style-name="P38">Major: Computer Science; Minor: Mathematics</text:p>
        </text:list-item>
      </text:list>
      <text:p text:style-name="Standard"><text:span text:style-name="T39">Thomas Jefferson High School for Science and Technology</text:span><text:span text:style-name="T40"><text:tab/></text:span><text:span text:style-name="T41"><text:tab/></text:span><text:span text:style-name="T42"><text:tab/></text:span><text:span text:style-name="T43"><text:tab/><text:s text:c="11"/></text:span><text:span text:style-name="T44">Alexandria, VA</text:span></text:p>
      <text:list text:style-name="WWNum1">
        <text:list-item>
          <text:p text:style-name="P45"><text:span text:style-name="T46">Jefferson Diploma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text:s text:c="10"/></text:span><text:span text:style-name="T55"><text:tab/><text:s text:c="3"/></text:span><text:span text:style-name="T56">Sept. 2013–June 2017</text:span></text:p>
        </text:list-item>
        <text:list-item>
          <text:p text:style-name="P57">ACT: 35 (Reading: 36; Math: 36; Science: 34; Writing<text:s/>33)</text:p>
        </text:list-item>
      </text:list>
      <text:p text:style-name="P58">Experience and Leadership</text:p>
      <text:p text:style-name="P59"/>
      <text:p text:style-name="Standard"><text:span text:style-name="T60">L&amp;S Center for Academic Excellence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s text:c="4"/>2017-Present</text:span></text:p>
      <text:p text:style-name="Standard"><text:span text:style-name="T71">Webmaster and Social Media Coordinator</text:span><text:span text:style-name="T72"><text:tab/></text:span><text:span text:style-name="T73"><text:tab/></text:span><text:span text:style-name="T74"><text:tab/></text:span><text:span text:style-name="T75"><text:tab/></text:span></text:p>
      <text:p text:style-name="Standard"><text:span text:style-name="T76"><text:tab/></text:span><text:span text:style-name="T77">Developed website for Center for Academic Excellence, utilizing Google Analytics to optimize pages</text:span></text:p>
      <text:p text:style-name="P78"><text:tab/>Coordinated with<text:s/>Letters and Science organizations and programs to maintain and rework site</text:p>
      <text:p text:style-name="P79"><text:tab/>Employ social media to generate interest in the CAE website and programs</text:p>
      <text:p text:style-name="Standard"><text:span text:style-name="T80">Capital One<text:s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text:s text:c="23"/></text:span><text:span text:style-name="T91">June-August 2018</text:span></text:p>
      <text:p text:style-name="P92">Associate Software Engineer</text:p>
      <text:p text:style-name="P93">Worked on core team for developing user accounts, utilizing Java,<text:s/>AngularJS,<text:s/>and TypeScript to operate on the orchestration and frontend layers</text:p>
      <text:p text:style-name="P94"><text:tab/>Wrote end-to-end tests in Cucumber and Protractor and used Mountebank to simulate API calls and failures</text:p>
      <text:p text:style-name="P95"><text:tab/>Created unit tests<text:s/>using<text:s/>Jasmine<text:s/>and<text:s/>Chai<text:s/>to<text:s/>validate resiliency and<text:s/>test features</text:p>
      <text:p text:style-name="Standard"><text:span text:style-name="T96">Ass</text:span><text:span text:style-name="T97">ociate Software Engineer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text:s text:c="7"/></text:span><text:span text:style-name="T105"><text:tab/></text:span><text:span text:style-name="T106"><text:tab/><text:s text:c="9"/></text:span><text:span text:style-name="T107">June-August 2017</text:span></text:p>
      <text:p text:style-name="P108"><text:tab/>Helped develop banking web application using AngularJS, Groovy, and writing unit tests using Jasmine, Karma</text:p>
      <text:p text:style-name="P109"><text:tab/>Learned and used Agile methodology by attending daily scrums, standups and using tools such as Jira</text:p>
      <text:p text:style-name="Standard"><text:span text:style-name="T110">Brain Health Alliance</text:span></text:p>
      <text:p text:style-name="Standard"><text:span text:style-name="T111">Software Intern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text:s text:c="6"/></text:span><text:span text:style-name="T118"><text:tab/><text:s text:c="17"/></text:span><text:span text:style-name="T119"><text:tab/></text:span><text:span text:style-name="T120"><text:tab/></text:span><text:span text:style-name="T121"><text:tab/><text:s text:c="4"/>June-September 2016</text:span></text:p>
      <text:p text:style-name="P122">Utilized a MEAN full-stack solution to investigate the potential of a NoSQL semantic web</text:p>
      <text:p text:style-name="P123">Focused on implementing MongoDB database with Mongoose as part of a Node web application</text:p>
      <text:p text:style-name="P124">Collaborate with peers to write and publish a paper in the W3 Consortium journal</text:p>
      <text:p text:style-name="P125">STEMBassadors</text:p>
      <text:p text:style-name="Standard"><text:span text:style-name="T126"><text:s/></text:span><text:span text:style-name="T127">Teacher Assistant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text:s text:c="4"/></text:span><text:span text:style-name="T136"><text:tab/></text:span><text:span text:style-name="T137"><text:tab/><text:s text:c="4"/></text:span><text:span text:style-name="T138">June-September 2015</text:span></text:p>
      <text:p text:style-name="P139"><text:tab/>Worked with elementary school children to help develop STEM interests at an early age</text:p>
      <text:p text:style-name="Standard"><text:span text:style-name="T140"><text:tab/>Organized and led math, science, and tech experiments among 1</text:span><text:span text:style-name="T141">st</text:span><text:span text:style-name="T142"><text:s/>to 6</text:span><text:span text:style-name="T143">th</text:span><text:span text:style-name="T144"><text:s/>graders</text:span></text:p>
      <text:p text:style-name="Standard"><text:span text:style-name="T145">UNICEF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text:s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text:s text:c="4"/>2</text:span><text:span text:style-name="T158">017-Present</text:span></text:p>
      <text:p text:style-name="Standard"><text:span text:style-name="T159">Software Development Club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text:s text:c="4"/>2017-Present</text:span></text:p>
      <text:p text:style-name="Standard"><text:span text:style-name="T170">Artificial Intelligence Club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text:s text:c="4"/></text:span><text:span text:style-name="T181">2017-</text:span><text:span text:style-name="T182">Present</text:span></text:p>
      <text:p text:style-name="Standard"><text:span text:style-name="T183">Thomas Jefferson Crew (Winter/Spring) and Resilient Rowing (Summer/Fall)</text:span><text:span text:style-name="T184"><text:tab/></text:span><text:span text:style-name="T185"><text:tab/></text:span><text:span text:style-name="T186"><text:tab/><text:s text:c="13"/></text:span><text:span text:style-name="T187"><text:tab/><text:s text:c="8"/>2013-2017</text:span></text:p>
      <text:p text:style-name="P188">Honors and Achievements</text:p>
      <text:p text:style-name="P189"><text:span text:style-name="T190">National AP Scholar and AP Scholar with Distinction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text:s text:c="12"/></text:span><text:span text:style-name="T197"><text:tab/><text:s text:c="4"/>2016 &amp; 2017</text:span></text:p>
      <text:p text:style-name="P198">Jefferson Crew Most Valuable Player<text:s/><text:tab/><text:tab/><text:tab/><text:tab/><text:tab/><text:tab/><text:tab/><text:tab/><text:tab/><text:s text:c="3"/>Summer 2016</text:p>
      <text:p text:style-name="P199"><text:span text:style-name="T200">Scholastic National Championship Regatta Men’s Varsity Second 8+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text:s text:c="2"/></text:span><text:span text:style-name="T206"><text:s text:c="3"/>Spring 2014</text:span></text:p>
      <text:p text:style-name="P207">Skills<text:tab/><text:tab/><text:tab/><text:tab/><text:tab/><text:tab/><text:tab/><text:s text:c="7"/></text:p>
      <text:p text:style-name="Standard"><draw:frame draw:z-index="251658240" draw:id="id0" draw:style-name="a0" draw:name="Frame2" text:anchor-type="paragraph" svg:x="4.00833in" svg:y="0.00903in" svg:width="3.48264in" svg:height="0.75764in" style:rel-width="scale" style:rel-height="scale"><draw:text-box><text:p text:style-name="P208">Testing: JUnit, Jasmine, Karma, Mocha, Chai,<text:s/>Protractor, Cucumber, Mountebank</text:p><text:p text:style-name="P209">Misc.: Git, Linux</text:p><text:p text:style-name="P210"/><text:p text:style-name="P211"/></draw:text-box><svg:title/><svg:desc/></draw:frame><draw:frame draw:id="id1" draw:style-name="a1" draw:name="Frame2" text:anchor-type="as-char" svg:x="0in" svg:y="0in" svg:width="3.70764in" svg:height="0.69167in" style:rel-width="scale" style:rel-height="scale"><draw:text-box><text:p text:style-name="P212">Programming Languages: Java, Python, JavaScript</text:p><text:p text:style-name="P213"><text:span text:style-name="T214">Web/Mobile Dev: Angular, MongoDB, MySQL</text:span></text:p></draw:text-box><svg:title/><svg:desc/></draw:frame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8-08-08T21:43:00Z</dc:date>
    <meta:print-date>2017-08-17T19:31:00Z</meta:print-date>
    <meta:template xlink:href="Normal.dotm" xlink:type="simple"/>
    <meta:editing-cycles>200</meta:editing-cycles>
    <meta:editing-duration>PT7092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01" meta:character-count="2687" meta:row-count="19" meta:non-whitespace-character-count="2291"/>
  </office:meta>
</office:document-meta>
</file>